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171717" loext:opacity="100%" style:font-name="Segoe UI" fo:letter-spacing="normal" fo:font-style="normal" fo:font-weight="normal" officeooo:paragraph-rsid="00136eb7"/>
    </style:style>
    <style:style style:name="P2" style:family="paragraph" style:parent-style-name="Heading_20_2">
      <style:paragraph-properties fo:margin-left="0cm" fo:margin-right="0cm" fo:margin-top="0.847cm" fo:margin-bottom="0.318cm" style:contextual-spacing="false" fo:line-height="130%" fo:orphans="2" fo:widows="2" fo:text-indent="0cm" style:auto-text-indent="false" fo:padding="0cm" fo:border="none"/>
      <style:text-properties fo:font-variant="normal" fo:text-transform="none" fo:color="#171717" loext:opacity="100%" style:font-name="Segoe UI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35%" fo:text-indent="0cm" style:auto-text-indent="false"/>
    </style:style>
    <style:style style:name="P4" style:family="paragraph" style:parent-style-name="Preformatted_20_Text">
      <style:paragraph-properties fo:margin-top="0cm" fo:margin-bottom="0cm" style:contextual-spacing="false" fo:line-height="135%"/>
    </style:style>
    <style:style style:name="P5" style:family="paragraph" style:parent-style-name="Standard">
      <style:text-properties officeooo:paragraph-rsid="00136eb7"/>
    </style:style>
    <style:style style:name="P6" style:family="paragraph" style:parent-style-name="Standard">
      <style:paragraph-properties fo:break-before="page"/>
      <style:text-properties officeooo:paragraph-rsid="00136eb7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71717" loext:opacity="100%" style:font-name="Segoe UI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 style:writing-mode="lr-tb"/>
      <style:text-properties fo:font-variant="normal" fo:text-transform="none" fo:color="#171717" loext:opacity="100%" style:font-name="Segoe UI" fo:font-size="12pt" fo:letter-spacing="normal" fo:language="pt" fo:country="BR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reak-before="page" fo:padding="0cm" fo:border="none"/>
    </style:style>
    <style:style style:name="P11" style:family="paragraph" style:parent-style-name="Text_20_body">
      <style:paragraph-properties fo:margin-left="0cm" fo:margin-right="0cm" fo:margin-top="0.423cm" fo:margin-bottom="0.247cm" style:contextual-spacing="false" fo:orphans="2" fo:widows="2" fo:text-indent="0cm" style:auto-text-indent="false"/>
      <style:text-properties fo:font-variant="normal" fo:text-transform="none" fo:color="#171717" loext:opacity="100%" style:font-name="Segoe UI" fo:letter-spacing="normal" fo:font-style="normal" fo:font-weight="normal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0101fd" loext:opacity="100%" style:font-name="SFMono-Regular" loext:padding="0cm" loext:border="none"/>
    </style:style>
    <style:style style:name="T3" style:family="text">
      <style:text-properties fo:color="#006881" loext:opacity="100%" style:font-name="SFMono-Regular" loext:padding="0cm" loext:border="none"/>
    </style:style>
    <style:style style:name="T4" style:family="text">
      <style:text-properties style:font-name="SFMono-Regular" loext:padding="0cm" loext:border="none"/>
    </style:style>
    <style:style style:name="T5" style:family="text">
      <style:text-properties fo:font-variant="normal" fo:text-transform="none" fo:color="#171717" loext:opacity="100%" style:font-name="SFMono-Regular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71717" loext:opacity="100%" style:font-name="Segoe UI" fo:font-size="12pt" fo:letter-spacing="normal" fo:font-style="normal" fo:font-weight="normal"/>
    </style:style>
    <style:style style:name="T7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8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msg-structure-winuserh"/>MSG structure (winuser.h)</text:h>
      <text:list xml:id="list1781630306" text:style-name="L1">
        <text:list-item>
          <text:p text:style-name="P9">Artigo</text:p>
        </text:list-item>
        <text:list-item>
          <text:p text:style-name="P9">02/04/2021</text:p>
        </text:list-item>
        <text:list-item>
          <text:p text:style-name="P9">2 minutos para o fim da leitura</text:p>
        </text:list-item>
      </text:list>
      <text:p text:style-name="P7">Contains message information from a thread's message queue.</text:p>
      <text:h text:style-name="P2" text:outline-level="2"><text:bookmark text:name="syntax"/>Syntax</text:h>
      <text:section text:style-name="Sect1" text:name="code-try-0">
        <text:p text:style-name="P11">C++Copiar</text:p>
      </text:section>
      <text:p text:style-name="P3"><text:span text:style-name="Source_20_Text"><text:span text:style-name="T2">typedef</text:span></text:span><text:span text:style-name="Source_20_Text"><text:span text:style-name="T4"> </text:span></text:span><text:span text:style-name="Source_20_Text"><text:span text:style-name="T2">struct</text:span></text:span><text:span text:style-name="Source_20_Text"><text:span text:style-name="T4"> </text:span></text:span><text:span text:style-name="Source_20_Text"><text:span text:style-name="T3">tagMSG</text:span></text:span><text:span text:style-name="Source_20_Text"><text:span text:style-name="T4"> {</text:span></text:span></text:p>
      <text:p text:style-name="P4"><text:span text:style-name="Source_20_Text"><text:span text:style-name="T1"><text:s text:c="2"/></text:span></text:span><text:span text:style-name="Source_20_Text"><text:span text:style-name="T4">HWND <text:s text:c="2"/>hwnd;</text:span></text:span></text:p>
      <text:p text:style-name="P4"><text:span text:style-name="Source_20_Text"><text:span text:style-name="T1"><text:s text:c="2"/></text:span></text:span><text:span text:style-name="Source_20_Text"><text:span text:style-name="T4">UINT <text:s text:c="2"/>message;</text:span></text:span></text:p>
      <text:p text:style-name="P4"><text:span text:style-name="Source_20_Text"><text:span text:style-name="T1"><text:s text:c="2"/></text:span></text:span><text:span text:style-name="Source_20_Text"><text:span text:style-name="T4">WPARAM wParam;</text:span></text:span></text:p>
      <text:p text:style-name="P4"><text:span text:style-name="Source_20_Text"><text:span text:style-name="T1"><text:s text:c="2"/></text:span></text:span><text:span text:style-name="Source_20_Text"><text:span text:style-name="T4">LPARAM lParam;</text:span></text:span></text:p>
      <text:p text:style-name="P4"><text:span text:style-name="Source_20_Text"><text:span text:style-name="T1"><text:s text:c="2"/></text:span></text:span><text:span text:style-name="Source_20_Text"><text:span text:style-name="T4">DWORD <text:s/>time;</text:span></text:span></text:p>
      <text:p text:style-name="P4"><text:span text:style-name="Source_20_Text"><text:span text:style-name="T1"><text:s text:c="2"/></text:span></text:span><text:span text:style-name="Source_20_Text"><text:span text:style-name="T4">POINT <text:s/>pt;</text:span></text:span></text:p>
      <text:p text:style-name="P4"><text:span text:style-name="Source_20_Text"><text:span text:style-name="T1"><text:s text:c="2"/></text:span></text:span><text:span text:style-name="Source_20_Text"><text:span text:style-name="T4">DWORD <text:s/>lPrivate;</text:span></text:span></text:p>
      <text:p text:style-name="P4"><text:span text:style-name="Source_20_Text"><text:span text:style-name="T4">} MSG, *PMSG, *NPMSG, *LPMSG;</text:span></text:span></text:p>
      <text:h text:style-name="P2" text:outline-level="2"><text:bookmark text:name="members"/>Members</text:h>
      <text:p text:style-name="P8"><text:span text:style-name="Source_20_Text"><text:span text:style-name="T5">hwnd</text:span></text:span></text:p>
      <text:p text:style-name="P7">Type:<text:span text:style-name="T8">HWND</text:span></text:p>
      <text:p text:style-name="P7">A handle to the window whose window procedure receives the message. This member is<text:span text:style-name="T8">NULL</text:span>when the message is a thread message.</text:p>
      <text:p text:style-name="P8"><text:span text:style-name="Source_20_Text"><text:span text:style-name="T5">message</text:span></text:span></text:p>
      <text:p text:style-name="P7">Type:<text:span text:style-name="T8">UINT</text:span></text:p>
      <text:p text:style-name="P7">The message identifier. Applications can only use the low word; the high word is reserved by the system.</text:p>
      <text:p text:style-name="P8"><text:span text:style-name="Source_20_Text"><text:span text:style-name="T5">wParam</text:span></text:span></text:p>
      <text:p text:style-name="P7">Type:<text:span text:style-name="T8">WPARAM</text:span></text:p>
      <text:p text:style-name="P7">Additional information about the message. The exact meaning depends on the value of the<text:span text:style-name="T8">message</text:span>member.</text:p>
      <text:p text:style-name="P8"><text:span text:style-name="Source_20_Text"><text:span text:style-name="T5">lParam</text:span></text:span></text:p>
      <text:p text:style-name="P7">Type:<text:span text:style-name="T8">LPARAM</text:span></text:p>
      <text:p text:style-name="P7">Additional information about the message. The exact meaning depends on the value of the<text:span text:style-name="T8">message</text:span>member.</text:p>
      <text:p text:style-name="P8"><text:span text:style-name="Source_20_Text"><text:span text:style-name="T5"/></text:span></text:p>
      <text:p text:style-name="P10"><text:span text:style-name="Source_20_Text"><text:span text:style-name="T5">time</text:span></text:span></text:p>
      <text:p text:style-name="P7">Type: <text:span text:style-name="T8">DWORD</text:span></text:p>
      <text:p text:style-name="P7">The time at which the message was posted.</text:p>
      <text:p text:style-name="P8"><text:span text:style-name="Source_20_Text"><text:span text:style-name="T5">pt</text:span></text:span></text:p>
      <text:p text:style-name="P8"><text:span text:style-name="T6">Type:</text:span><text:a xlink:type="simple" xlink:href="https://docs.microsoft.com/en-us/previous-versions/dd162805(v=vs.85)" text:style-name="Internet_20_link" text:visited-style-name="Visited_20_Internet_20_Link"><text:span text:style-name="T7">POINT</text:span></text:a></text:p>
      <text:p text:style-name="P7">The cursor position, in screen coordinates, when the message was posted.</text:p>
      <text:p text:style-name="P8"><text:span text:style-name="Source_20_Text"><text:span text:style-name="T5">lPrivate</text:span></text:span></text:p>
      <text:p text:style-name="P5"/>
      <text:p text:style-name="P6">#ifndef NOWINMESSAGES<text:line-break/><text:line-break/>#define WM_NULL 0x0000<text:line-break/>#define WM_CREATE 0x0001<text:line-break/>#define WM_DESTROY 0x0002<text:line-break/>#define WM_MOVE 0x0003<text:line-break/>#define WM_SIZE 0x0005<text:line-break/><text:line-break/>#define WM_ACTIVATE 0x0006<text:line-break/><text:line-break/>#define WA_INACTIVE 0<text:line-break/>#define WA_ACTIVE 1<text:line-break/>#define WA_CLICKACTIVE 2<text:line-break/><text:line-break/>#define WM_SETFOCUS 0x0007<text:line-break/>#define WM_KILLFOCUS 0x0008<text:line-break/>#define WM_ENABLE 0x000A<text:line-break/>#define WM_SETREDRAW 0x000B<text:line-break/>#define WM_SETTEXT 0x000C<text:line-break/>#define WM_GETTEXT 0x000D<text:line-break/>#define WM_GETTEXTLENGTH 0x000E<text:line-break/>#define WM_PAINT 0x000F<text:line-break/>#define WM_CLOSE 0x0010<text:line-break/>#ifndef _WIN32_WCE<text:line-break/>#define WM_QUERYENDSESSION 0x0011<text:line-break/>#define WM_QUERYOPEN 0x0013<text:line-break/>#define WM_ENDSESSION 0x0016<text:line-break/>#endif<text:line-break/>#define WM_QUIT 0x0012<text:line-break/>#define WM_ERASEBKGND 0x0014<text:line-break/>#define WM_SYSCOLORCHANGE 0x0015<text:line-break/>#define WM_SHOWWINDOW 0x0018<text:line-break/>#define WM_WININICHANGE 0x001A<text:line-break/>#define WM_SETTINGCHANGE WM_WININICHANGE<text:line-break/>#define WM_DEVMODECHANGE 0x001B<text:line-break/>#define WM_ACTIVATEAPP 0x001C<text:line-break/>#define WM_FONTCHANGE 0x001D<text:line-break/>#define WM_TIMECHANGE 0x001E<text:line-break/>#define WM_CANCELMODE 0x001F<text:line-break/>#define WM_SETCURSOR 0x0020<text:line-break/>#define WM_MOUSEACTIVATE 0x0021<text:line-break/>#define WM_CHILDACTIVATE 0x0022<text:line-break/>#define WM_QUEUESYNC 0x0023<text:line-break/>#define WM_GETMINMAXINFO 0x0024<text:line-break/><text:line-break/>#define WM_PAINTICON 0x0026<text:line-break/>#define WM_ICONERASEBKGND 0x0027<text:line-break/>#define WM_NEXTDLGCTL 0x0028<text:line-break/>#define WM_SPOOLERSTATUS 0x002A<text:line-break/>#define WM_DRAWITEM 0x002B<text:line-break/>#define WM_MEASUREITEM 0x002C<text:line-break/>#define WM_DELETEITEM 0x002D<text:line-break/><text:soft-page-break/>#define WM_VKEYTOITEM 0x002E<text:line-break/>#define WM_CHARTOITEM 0x002F<text:line-break/>#define WM_SETFONT 0x0030<text:line-break/>#define WM_GETFONT 0x0031<text:line-break/>#define WM_SETHOTKEY 0x0032<text:line-break/>#define WM_GETHOTKEY 0x0033<text:line-break/>#define WM_QUERYDRAGICON 0x0037<text:line-break/>#define WM_COMPAREITEM 0x0039<text:line-break/>#ifndef _WIN32_WCE<text:line-break/>#define WM_GETOBJECT 0x003D<text:line-break/>#endif<text:line-break/>#define WM_COMPACTING 0x0041<text:line-break/>#define WM_COMMNOTIFY 0x0044<text:line-break/>#define WM_WINDOWPOSCHANGING 0x0046<text:line-break/>#define WM_WINDOWPOSCHANGED 0x0047<text:line-break/>#define WM_POWER 0x0048<text:line-break/><text:line-break/>#define WM_COPYDATA 0x004A<text:line-break/>#define WM_CANCELJOURNAL 0x004B<text:line-break/><text:line-break/>#define WM_NOTIFY 0x004E<text:line-break/>#define WM_INPUTLANGCHANGEREQUEST 0x0050<text:line-break/>#define WM_INPUTLANGCHANGE 0x0051<text:line-break/>#define WM_TCARD 0x0052<text:line-break/>#define WM_HELP 0x0053<text:line-break/>#define WM_USERCHANGED 0x0054<text:line-break/>#define WM_NOTIFYFORMAT 0x0055<text:line-break/><text:line-break/>#define WM_CONTEXTMENU 0x007B<text:line-break/>#define WM_STYLECHANGING 0x007C<text:line-break/>#define WM_STYLECHANGED 0x007D<text:line-break/>#define WM_DISPLAYCHANGE 0x007E<text:line-break/>#define WM_GETICON 0x007F<text:line-break/>#define WM_SETICON 0x0080<text:line-break/><text:line-break/>#define WM_NCCREATE 0x0081<text:line-break/>#define WM_NCDESTROY 0x0082<text:line-break/>#define WM_NCCALCSIZE 0x0083<text:line-break/>#define WM_NCHITTEST 0x0084<text:line-break/>#define WM_NCPAINT 0x0085<text:line-break/>#define WM_NCACTIVATE 0x0086<text:line-break/>#define WM_GETDLGCODE 0x0087<text:line-break/><text:line-break/>#define WM_NCMOUSEMOVE 0x00A0<text:line-break/>#define WM_NCLBUTTONDOWN 0x00A1<text:line-break/>#define WM_NCLBUTTONUP 0x00A2<text:line-break/>#define WM_NCLBUTTONDBLCLK 0x00A3<text:line-break/>#define WM_NCRBUTTONDOWN 0x00A4<text:line-break/>#define WM_NCRBUTTONUP 0x00A5<text:line-break/>#define WM_NCRBUTTONDBLCLK 0x00A6<text:line-break/>#define WM_NCMBUTTONDOWN 0x00A7<text:line-break/>#define WM_NCMBUTTONUP 0x00A8<text:line-break/><text:soft-page-break/>#define WM_NCMBUTTONDBLCLK 0x00A9<text:line-break/><text:line-break/>#define WM_NCXBUTTONDOWN 0x00AB<text:line-break/>#define WM_NCXBUTTONUP 0x00AC<text:line-break/>#define WM_NCXBUTTONDBLCLK 0x00AD<text:line-break/>#define WM_INPUT_DEVICE_CHANGE 0x00fe<text:line-break/>#define WM_INPUT 0x00FF<text:line-break/>#define WM_KEYFIRST 0x0100<text:line-break/>#define WM_KEYDOWN 0x0100<text:line-break/>#define WM_KEYUP 0x0101<text:line-break/>#define WM_CHAR 0x0102<text:line-break/>#define WM_DEADCHAR 0x0103<text:line-break/>#define WM_SYSKEYDOWN 0x0104<text:line-break/>#define WM_SYSKEYUP 0x0105<text:line-break/>#define WM_SYSCHAR 0x0106<text:line-break/>#define WM_SYSDEADCHAR 0x0107<text:line-break/>#define WM_UNICHAR 0x0109<text:line-break/>#define WM_KEYLAST 0x0109<text:line-break/>#define UNICODE_NOCHAR 0xFFFF<text:line-break/>#define WM_IME_STARTCOMPOSITION 0x010D<text:line-break/>#define WM_IME_ENDCOMPOSITION 0x010E<text:line-break/>#define WM_IME_COMPOSITION 0x010F<text:line-break/>#define WM_IME_KEYLAST 0x010F<text:line-break/>#define WM_INITDIALOG 0x0110<text:line-break/>#define WM_COMMAND 0x0111<text:line-break/>#define WM_SYSCOMMAND 0x0112<text:line-break/>#define WM_TIMER 0x0113<text:line-break/>#define WM_HSCROLL 0x0114<text:line-break/>#define WM_VSCROLL 0x0115<text:line-break/>#define WM_INITMENU 0x0116<text:line-break/>#define WM_INITMENUPOPUP 0x0117<text:line-break/>#define WM_MENUSELECT 0x011F<text:line-break/>#define WM_MENUCHAR 0x0120<text:line-break/>#define WM_ENTERIDLE 0x0121<text:line-break/><text:line-break/>#define WM_CTLCOLORMSGBOX 0x0132<text:line-break/>#define WM_CTLCOLOREDIT 0x0133<text:line-break/>#define WM_CTLCOLORLISTBOX 0x0134<text:line-break/>#define WM_CTLCOLORBTN 0x0135<text:line-break/>#define WM_CTLCOLORDLG 0x0136<text:line-break/>#define WM_CTLCOLORSCROLLBAR 0x0137<text:line-break/>#define WM_CTLCOLORSTATIC 0x0138<text:line-break/><text:line-break/>#define WM_MOUSEFIRST 0x0200<text:line-break/>#define WM_MOUSEMOVE 0x0200<text:line-break/>#define WM_LBUTTONDOWN 0x0201<text:line-break/>#define WM_LBUTTONUP 0x0202<text:line-break/>#define WM_LBUTTONDBLCLK 0x0203<text:line-break/>#define WM_RBUTTONDOWN 0x0204<text:line-break/>#define WM_RBUTTONUP 0x0205<text:line-break/>#define WM_RBUTTONDBLCLK 0x0206<text:line-break/>#define WM_MBUTTONDOWN 0x0207<text:line-break/><text:soft-page-break/>#define WM_MBUTTONUP 0x0208<text:line-break/>#define WM_MBUTTONDBLCLK 0x0209<text:line-break/>#define WM_MOUSEWHEEL 0x020A<text:line-break/>#define WM_XBUTTONDOWN 0x020B<text:line-break/>#define WM_XBUTTONUP 0x020C<text:line-break/>#define WM_XBUTTONDBLCLK 0x020D<text:line-break/>#if _WIN32_WINNT &gt;= 0x0600<text:line-break/>#define WM_MOUSEHWHEEL 0x020e<text:line-break/>#endif<text:line-break/><text:line-break/>#if _WIN32_WINNT &gt;= 0x0600<text:line-break/>#define WM_MOUSELAST 0x020e<text:line-break/>#else<text:line-break/>#define WM_MOUSELAST 0x020d<text:line-break/>#endif<text:line-break/><text:line-break/>#define WHEEL_DELTA 120<text:line-break/>#define GET_WHEEL_DELTA_WPARAM(wParam) ((short)HIWORD(wParam))<text:line-break/><text:line-break/>#define WHEEL_PAGESCROLL (UINT_MAX)<text:line-break/><text:line-break/>#define GET_KEYSTATE_WPARAM(wParam) (LOWORD(wParam))<text:line-break/>#define GET_NCHITTEST_WPARAM(wParam) ((short)LOWORD(wParam))<text:line-break/>#define GET_XBUTTON_WPARAM(wParam) (HIWORD(wParam))<text:line-break/><text:line-break/>#define XBUTTON1 0x0001<text:line-break/>#define XBUTTON2 0x0002<text:line-break/><text:line-break/>#define WM_PARENTNOTIFY 0x0210<text:line-break/>#define WM_ENTERMENULOOP 0x0211<text:line-break/>#define WM_EXITMENULOOP 0x0212<text:line-break/>#define WM_NEXTMENU 0x0213<text:line-break/>#define WM_SIZING 0x0214<text:line-break/>#define WM_CAPTURECHANGED 0x0215<text:line-break/>#define WM_MOVING 0x0216<text:line-break/>#define WM_POWERBROADCAST 0x0218<text:line-break/><text:line-break/>#ifndef _WIN32_WCE<text:line-break/>#define PBT_APMQUERYSUSPEND 0x0000<text:line-break/>#define PBT_APMQUERYSTANDBY 0x0001<text:line-break/><text:line-break/>#define PBT_APMQUERYSUSPENDFAILED 0x0002<text:line-break/>#define PBT_APMQUERYSTANDBYFAILED 0x0003<text:line-break/><text:line-break/>#define PBT_APMSUSPEND 0x0004<text:line-break/>#define PBT_APMSTANDBY 0x0005<text:line-break/><text:line-break/>#define PBT_APMRESUMECRITICAL 0x0006<text:line-break/>#define PBT_APMRESUMESUSPEND 0x0007<text:line-break/>#define PBT_APMRESUMESTANDBY 0x0008<text:line-break/><text:line-break/>#define PBTF_APMRESUMEFROMFAILURE 0x00000001<text:line-break/><text:soft-page-break/><text:line-break/>#define PBT_APMBATTERYLOW 0x0009<text:line-break/>#define PBT_APMPOWERSTATUSCHANGE 0x000A<text:line-break/><text:line-break/>#define PBT_APMOEMEVENT 0x000B<text:line-break/>#define PBT_APMRESUMEAUTOMATIC 0x0012<text:line-break/>#if _WIN32_WINNT &gt;= 0x0502<text:line-break/>#ifndef PBT_POWERSETTINGCHANGE<text:line-break/>#define PBT_POWERSETTINGCHANGE 32787<text:line-break/><text:line-break/>#if WINAPI_FAMILY_PARTITION (WINAPI_PARTITION_DESKTOP)<text:line-break/> <text:s/>typedef struct {<text:line-break/> <text:s text:c="3"/>GUID PowerSetting;<text:line-break/> <text:s text:c="3"/>DWORD DataLength;<text:line-break/> <text:s text:c="3"/>UCHAR Data[1];<text:line-break/> <text:s/>} POWERBROADCAST_SETTING,*PPOWERBROADCAST_SETTING;<text:line-break/>#endif<text:line-break/>#endif<text:line-break/>#endif<text:line-break/>#endif<text:line-break/><text:line-break/>#define WM_DEVICECHANGE 0x0219<text:line-break/><text:line-break/>#define WM_MDICREATE 0x0220<text:line-break/>#define WM_MDIDESTROY 0x0221<text:line-break/>#define WM_MDIACTIVATE 0x0222<text:line-break/>#define WM_MDIRESTORE 0x0223<text:line-break/>#define WM_MDINEXT 0x0224<text:line-break/>#define WM_MDIMAXIMIZE 0x0225<text:line-break/>#define WM_MDITILE 0x0226<text:line-break/>#define WM_MDICASCADE 0x0227<text:line-break/>#define WM_MDIICONARRANGE 0x0228<text:line-break/>#define WM_MDIGETACTIVE 0x0229<text:line-break/><text:line-break/>#define WM_MDISETMENU 0x0230<text:line-break/>#define WM_ENTERSIZEMOVE 0x0231<text:line-break/>#define WM_EXITSIZEMOVE 0x0232<text:line-break/>#define WM_DROPFILES 0x0233<text:line-break/>#define WM_MDIREFRESHMENU 0x0234<text:line-break/>#if WINVER &gt;= 0x0602<text:line-break/>#define WM_POINTERDEVICECHANGE 0x238<text:line-break/>#define WM_POINTERDEVICEINRANGE 0x239<text:line-break/>#define WM_POINTERDEVICEOUTOFRANGE 0x23a<text:line-break/>#endif<text:line-break/>#if WINVER &gt;= 0x0601<text:line-break/>#define WM_TOUCH 0x0240<text:line-break/>#endif<text:line-break/>#if WINVER &gt;= 0x0602<text:line-break/>#define WM_NCPOINTERUPDATE 0x0241<text:line-break/>#define WM_NCPOINTERDOWN 0x0242<text:line-break/>#define WM_NCPOINTERUP 0x0243<text:line-break/>#define WM_POINTERUPDATE 0x0245<text:line-break/><text:soft-page-break/>#define WM_POINTERDOWN 0x0246<text:line-break/>#define WM_POINTERUP 0x0247<text:line-break/>#define WM_POINTERENTER 0x0249<text:line-break/>#define WM_POINTERLEAVE 0x024a<text:line-break/>#define WM_POINTERACTIVATE 0x024b<text:line-break/>#define WM_POINTERCAPTURECHANGED 0x024c<text:line-break/>#define WM_TOUCHHITTESTING 0x024d<text:line-break/>#define WM_POINTERWHEEL 0x024e<text:line-break/>#define WM_POINTERHWHEEL 0x024f<text:line-break/>#endif<text:line-break/><text:line-break/>#define WM_IME_SETCONTEXT 0x0281<text:line-break/>#define WM_IME_NOTIFY 0x0282<text:line-break/>#define WM_IME_CONTROL 0x0283<text:line-break/>#define WM_IME_COMPOSITIONFULL 0x0284<text:line-break/>#define WM_IME_SELECT 0x0285<text:line-break/>#define WM_IME_CHAR 0x0286<text:line-break/>#define WM_IME_REQUEST 0x0288<text:line-break/>#define WM_IME_KEYDOWN 0x0290<text:line-break/>#define WM_IME_KEYUP 0x0291<text:line-break/><text:line-break/>#define WM_MOUSEHOVER 0x02A1<text:line-break/>#define WM_MOUSELEAVE 0x02A3<text:line-break/>#define WM_NCMOUSEHOVER 0x02A0<text:line-break/>#define WM_NCMOUSELEAVE 0x02A2<text:line-break/>#define WM_WTSSESSION_CHANGE 0x02B1<text:line-break/>#define WM_TABLET_FIRST 0x02c0<text:line-break/>#define WM_TABLET_LAST 0x02df<text:line-break/>#if WINVER &gt;= 0x0601<text:line-break/>#define WM_DPICHANGED 0x02e0<text:line-break/>#endif</text:p>
      <text:p text:style-name="P5"><text:line-break/>#define WM_CUT 0x0300<text:line-break/>#define WM_COPY 0x0301<text:line-break/>#define WM_PASTE 0x0302<text:line-break/>#define WM_CLEAR 0x0303<text:line-break/>#define WM_UNDO 0x0304</text:p>
      <text:p text:style-name="P5"><text:line-break/>#define WM_RENDERFORMAT 0x0305<text:line-break/>#define WM_RENDERALLFORMATS 0x0306<text:line-break/>#define WM_DESTROYCLIPBOARD 0x0307<text:line-break/>#define WM_DRAWCLIPBOARD 0x0308<text:line-break/>#define WM_PAINTCLIPBOARD 0x0309<text:line-break/>#define WM_VSCROLLCLIPBOARD 0x030A<text:line-break/>#define WM_SIZECLIPBOARD 0x030B<text:line-break/>#define WM_ASKCBFORMATNAME 0x030C<text:line-break/>#define WM_CHANGECBCHAIN 0x030D<text:line-break/>#define WM_HSCROLLCLIPBOARD 0x030E<text:line-break/>#define WM_QUERYNEWPALETTE 0x030F<text:line-break/>#define WM_PALETTEISCHANGING 0x0310<text:line-break/>#define WM_PALETTECHANGED 0x0311<text:line-break/>#define WM_HOTKEY 0x0312<text:line-break/><text:soft-page-break/>#define WM_PRINT 0x0317<text:line-break/>#define WM_PRINTCLIENT 0x0318<text:line-break/>#define WM_APPCOMMAND 0x0319<text:line-break/>#define WM_THEMECHANGED 0x031A<text:line-break/>#define WM_CLIPBOARDUPDATE 0x031d<text:line-break/>#if _WIN32_WINNT &gt;= 0x0600<text:line-break/>#define WM_DWMCOMPOSITIONCHANGED 0x031e<text:line-break/>#define WM_DWMNCRENDERINGCHANGED 0x031f<text:line-break/>#define WM_DWMCOLORIZATIONCOLORCHANGED 0x0320<text:line-break/>#define WM_DWMWINDOWMAXIMIZEDCHANGE 0x0321<text:line-break/>#endif<text:line-break/>#if</text:p>
      <text:p text:style-name="Standard"><text:s/>_WIN32_WINNT &gt;= 0x0601<text:line-break/>#define WM_DWMSENDICONICTHUMBNAIL 0x0323<text:line-break/>#define WM_DWMSENDICONICLIVEPREVIEWBITMAP 0x0326<text:line-break/>#endif<text:line-break/>#if WINVER &gt;= 0x0600<text:line-break/>#define WM_GETTITLEBARINFOEX 0x033f<text:line-break/>#endif<text:line-break/><text:line-break/>#define WM_HANDHELDFIRST 0x0358<text:line-break/>#define WM_HANDHELDLAST 0x035F<text:line-break/>#define WM_AFXFIRST 0x0360<text:line-break/>#define WM_AFXLAST 0x037F<text:line-break/>#define WM_PENWINFIRST 0x0380<text:line-break/>#define WM_PENWINLAST 0x038F<text:line-break/>#define WM_APP 0x8000<text:line-break/>#define WM_USER 0x0400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4:42:19.561000000</meta:creation-date>
    <dc:date>2022-05-25T17:34:44.335000000</dc:date>
    <meta:editing-duration>PT6M31S</meta:editing-duration>
    <meta:editing-cycles>2</meta:editing-cycles>
    <meta:generator>LibreOffice/7.0.1.2$Windows_X86_64 LibreOffice_project/7cbcfc562f6eb6708b5ff7d7397325de9e764452</meta:generator>
    <meta:print-date>2022-05-25T14:55:35.615000000</meta:print-date>
    <meta:document-statistic meta:table-count="0" meta:image-count="0" meta:object-count="0" meta:page-count="9" meta:paragraph-count="40" meta:word-count="1029" meta:character-count="9842" meta:non-whitespace-character-count="8782"/>
  </office:meta>
</office:document-meta>
</file>